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32.08pt" svg:height="412.1pt" svg:x="360.6pt" svg:y="42.15pt">
            <draw:object draw:notify-on-update-of-ranges="Sheet1.A3:Sheet1.A2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83.61pt" svg:height="357.62pt" svg:x="362.92pt" svg:y="468.31pt">
            <draw:object draw:notify-on-update-of-ranges="Sheet1.B3:Sheet1.B22 Sheet1.C3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ase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8mm cylinder</text:p>
          </table:table-cell>
          <table:table-cell table:formula="of:=8/[.F2]" office:value-type="float" office:value="0.0522875816993464" calcext:value-type="float">
            <text:p>0.052287581699346</text:p>
          </table:table-cell>
          <table:table-cell table:formula="of:=[.A2]" office:value-type="string" office:string-value="8mm cylinder" calcext:value-type="string">
            <text:p>8mm cylinder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E$1] - [.E2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F3]*[.B$2]" office:value-type="float" office:value="9.83006535947713" calcext:value-type="float">
            <text:p>9.83006535947713</text:p>
          </table:table-cell>
          <table:table-cell table:formula="of:=[.A3]" office:value-type="float" office:value="20" calcext:value-type="float">
            <text:p>2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E$1] - [.E3]" office:value-type="float" office:value="188" calcext:value-type="float">
            <text:p>188</text:p>
          </table:table-cell>
        </table:table-row>
        <table:table-row table:style-name="ro1">
          <table:table-cell table:formula="of:=[.A3]-1" office:value-type="float" office:value="19" calcext:value-type="float">
            <text:p>19</text:p>
          </table:table-cell>
          <table:table-cell table:formula="of:=[.F4]*[.B$2]" office:value-type="float" office:value="10.1437908496732" calcext:value-type="float">
            <text:p>10.1437908496732</text:p>
          </table:table-cell>
          <table:table-cell table:formula="of:=[.A4]" office:value-type="float" office:value="19" calcext:value-type="float">
            <text:p>19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E$1] - [.E4]" office:value-type="float" office:value="194" calcext:value-type="float">
            <text:p>194</text:p>
          </table:table-cell>
        </table:table-row>
        <table:table-row table:style-name="ro1">
          <table:table-cell table:formula="of:=[.A4]-1" office:value-type="float" office:value="18" calcext:value-type="float">
            <text:p>18</text:p>
          </table:table-cell>
          <table:table-cell table:formula="of:=[.F5]*[.B$2]" office:value-type="float" office:value="10.3006535947712" calcext:value-type="float">
            <text:p>10.3006535947712</text:p>
          </table:table-cell>
          <table:table-cell table:formula="of:=[.A5]" office:value-type="float" office:value="18" calcext:value-type="float">
            <text:p>1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E$1] - [.E5]" office:value-type="float" office:value="197" calcext:value-type="float">
            <text:p>197</text:p>
          </table:table-cell>
        </table:table-row>
        <table:table-row table:style-name="ro1">
          <table:table-cell table:formula="of:=[.A5]-1" office:value-type="float" office:value="17" calcext:value-type="float">
            <text:p>17</text:p>
          </table:table-cell>
          <table:table-cell table:formula="of:=[.F6]*[.B$2]" office:value-type="float" office:value="10.5098039215686" calcext:value-type="float">
            <text:p>10.5098039215686</text:p>
          </table:table-cell>
          <table:table-cell table:formula="of:=[.A6]" office:value-type="float" office:value="17" calcext:value-type="float">
            <text:p>17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E$1] - [.E6]" office:value-type="float" office:value="201" calcext:value-type="float">
            <text:p>201</text:p>
          </table:table-cell>
        </table:table-row>
        <table:table-row table:style-name="ro1">
          <table:table-cell table:formula="of:=[.A6]-1" office:value-type="float" office:value="16" calcext:value-type="float">
            <text:p>16</text:p>
          </table:table-cell>
          <table:table-cell table:formula="of:=[.F7]*[.B$2]" office:value-type="float" office:value="10.718954248366" calcext:value-type="float">
            <text:p>10.718954248366</text:p>
          </table:table-cell>
          <table:table-cell table:formula="of:=[.A7]" office:value-type="float" office:value="16" calcext:value-type="float">
            <text:p>16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E$1] - [.E7]" office:value-type="float" office:value="205" calcext:value-type="float">
            <text:p>205</text:p>
          </table:table-cell>
        </table:table-row>
        <table:table-row table:style-name="ro1">
          <table:table-cell table:formula="of:=[.A7]-1" office:value-type="float" office:value="15" calcext:value-type="float">
            <text:p>15</text:p>
          </table:table-cell>
          <table:table-cell table:formula="of:=[.F8]*[.B$2]" office:value-type="float" office:value="11.0326797385621" calcext:value-type="float">
            <text:p>11.0326797385621</text:p>
          </table:table-cell>
          <table:table-cell table:formula="of:=[.A8]" office:value-type="float" office:value="15" calcext:value-type="float">
            <text:p>15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E$1] - [.E8]" office:value-type="float" office:value="211" calcext:value-type="float">
            <text:p>211</text:p>
          </table:table-cell>
        </table:table-row>
        <table:table-row table:style-name="ro1">
          <table:table-cell table:formula="of:=[.A8]-1" office:value-type="float" office:value="14" calcext:value-type="float">
            <text:p>14</text:p>
          </table:table-cell>
          <table:table-cell table:formula="of:=[.F9]*[.B$2]" office:value-type="float" office:value="11.2418300653595" calcext:value-type="float">
            <text:p>11.2418300653595</text:p>
          </table:table-cell>
          <table:table-cell table:formula="of:=[.A9]" office:value-type="float" office:value="14" calcext:value-type="float">
            <text:p>14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E$1] - [.E9]" office:value-type="float" office:value="215" calcext:value-type="float">
            <text:p>215</text:p>
          </table:table-cell>
        </table:table-row>
        <table:table-row table:style-name="ro1">
          <table:table-cell table:formula="of:=[.A9]-1" office:value-type="float" office:value="13" calcext:value-type="float">
            <text:p>13</text:p>
          </table:table-cell>
          <table:table-cell table:formula="of:=[.F10]*[.B$2]" office:value-type="float" office:value="11.5032679738562" calcext:value-type="float">
            <text:p>11.5032679738562</text:p>
          </table:table-cell>
          <table:table-cell table:formula="of:=[.A10]" office:value-type="float" office:value="13" calcext:value-type="float">
            <text:p>13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E$1] - [.E10]" office:value-type="float" office:value="220" calcext:value-type="float">
            <text:p>220</text:p>
          </table:table-cell>
        </table:table-row>
        <table:table-row table:style-name="ro1">
          <table:table-cell table:formula="of:=[.A10]-1" office:value-type="float" office:value="12" calcext:value-type="float">
            <text:p>12</text:p>
          </table:table-cell>
          <table:table-cell table:formula="of:=[.F11]*[.B$2]" office:value-type="float" office:value="11.7124183006536" calcext:value-type="float">
            <text:p>11.7124183006536</text:p>
          </table:table-cell>
          <table:table-cell table:formula="of:=[.A11]" office:value-type="float" office:value="12" calcext:value-type="float">
            <text:p>12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E$1] - [.E11]" office:value-type="float" office:value="224" calcext:value-type="float">
            <text:p>224</text:p>
          </table:table-cell>
        </table:table-row>
        <table:table-row table:style-name="ro1">
          <table:table-cell table:formula="of:=[.A11]-1" office:value-type="float" office:value="11" calcext:value-type="float">
            <text:p>11</text:p>
          </table:table-cell>
          <table:table-cell table:formula="of:=[.F12]*[.B$2]" office:value-type="float" office:value="12.078431372549" calcext:value-type="float">
            <text:p>12.078431372549</text:p>
          </table:table-cell>
          <table:table-cell table:formula="of:=[.A12]" office:value-type="float" office:value="11" calcext:value-type="float">
            <text:p>11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E$1] - [.E12]" office:value-type="float" office:value="231" calcext:value-type="float">
            <text:p>231</text:p>
          </table:table-cell>
        </table:table-row>
        <table:table-row table:style-name="ro1">
          <table:table-cell table:formula="of:=[.A12]-1" office:value-type="float" office:value="10" calcext:value-type="float">
            <text:p>10</text:p>
          </table:table-cell>
          <table:table-cell table:formula="of:=[.F13]*[.B$2]" office:value-type="float" office:value="12.2875816993464" calcext:value-type="float">
            <text:p>12.2875816993464</text:p>
          </table:table-cell>
          <table:table-cell table:formula="of:=[.A13]" office:value-type="float" office:value="10" calcext:value-type="float">
            <text:p>1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E$1] - [.E13]" office:value-type="float" office:value="235" calcext:value-type="float">
            <text:p>235</text:p>
          </table:table-cell>
        </table:table-row>
        <table:table-row table:style-name="ro1">
          <table:table-cell table:formula="of:=[.A13]-1" office:value-type="float" office:value="9" calcext:value-type="float">
            <text:p>9</text:p>
          </table:table-cell>
          <table:table-cell table:formula="of:=[.F14]*[.B$2]" office:value-type="float" office:value="12.5490196078431" calcext:value-type="float">
            <text:p>12.5490196078431</text:p>
          </table:table-cell>
          <table:table-cell table:formula="of:=[.A14]" office:value-type="float" office:value="9" calcext:value-type="float">
            <text:p>9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E$1] - [.E14]" office:value-type="float" office:value="240" calcext:value-type="float">
            <text:p>240</text:p>
          </table:table-cell>
        </table:table-row>
        <table:table-row table:style-name="ro1">
          <table:table-cell table:formula="of:=[.A14]-1" office:value-type="float" office:value="8" calcext:value-type="float">
            <text:p>8</text:p>
          </table:table-cell>
          <table:table-cell table:formula="of:=[.F15]*[.B$2]" office:value-type="float" office:value="12.9673202614379" calcext:value-type="float">
            <text:p>12.9673202614379</text:p>
          </table:table-cell>
          <table:table-cell table:formula="of:=[.A15]" office:value-type="float" office:value="8" calcext:value-type="float">
            <text:p>8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E$1] - [.E15]" office:value-type="float" office:value="248" calcext:value-type="float">
            <text:p>248</text:p>
          </table:table-cell>
        </table:table-row>
        <table:table-row table:style-name="ro1">
          <table:table-cell table:formula="of:=[.A15]-1" office:value-type="float" office:value="7" calcext:value-type="float">
            <text:p>7</text:p>
          </table:table-cell>
          <table:table-cell table:formula="of:=[.F16]*[.B$2]" office:value-type="float" office:value="13.281045751634" calcext:value-type="float">
            <text:p>13.281045751634</text:p>
          </table:table-cell>
          <table:table-cell table:formula="of:=[.A16]" office:value-type="float" office:value="7" calcext:value-type="float">
            <text:p>7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E$1] - [.E16]" office:value-type="float" office:value="254" calcext:value-type="float">
            <text:p>254</text:p>
          </table:table-cell>
        </table:table-row>
        <table:table-row table:style-name="ro1">
          <table:table-cell table:formula="of:=[.A16]-1" office:value-type="float" office:value="6" calcext:value-type="float">
            <text:p>6</text:p>
          </table:table-cell>
          <table:table-cell table:formula="of:=[.F17]*[.B$2]" office:value-type="float" office:value="13.6470588235294" calcext:value-type="float">
            <text:p>13.6470588235294</text:p>
          </table:table-cell>
          <table:table-cell table:formula="of:=[.A17]" office:value-type="float" office:value="6" calcext:value-type="float">
            <text:p>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E$1] - [.E17]" office:value-type="float" office:value="261" calcext:value-type="float">
            <text:p>261</text:p>
          </table:table-cell>
        </table:table-row>
        <table:table-row table:style-name="ro1">
          <table:table-cell table:formula="of:=[.A17]-1" office:value-type="float" office:value="5" calcext:value-type="float">
            <text:p>5</text:p>
          </table:table-cell>
          <table:table-cell table:formula="of:=[.F18]*[.B$2]" office:value-type="float" office:value="14.1699346405229" calcext:value-type="float">
            <text:p>14.1699346405229</text:p>
          </table:table-cell>
          <table:table-cell table:formula="of:=[.A18]" office:value-type="float" office:value="5" calcext:value-type="float">
            <text:p>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E$1] - [.E18]" office:value-type="float" office:value="271" calcext:value-type="float">
            <text:p>271</text:p>
          </table:table-cell>
        </table:table-row>
        <table:table-row table:style-name="ro1">
          <table:table-cell table:formula="of:=[.A18]-1" office:value-type="float" office:value="4" calcext:value-type="float">
            <text:p>4</text:p>
          </table:table-cell>
          <table:table-cell table:formula="of:=[.F19]*[.B$2]" office:value-type="float" office:value="14.5359477124183" calcext:value-type="float">
            <text:p>14.5359477124183</text:p>
          </table:table-cell>
          <table:table-cell table:formula="of:=[.A19]"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E$1] - [.E19]" office:value-type="float" office:value="278" calcext:value-type="float">
            <text:p>278</text:p>
          </table:table-cell>
        </table:table-row>
        <table:table-row table:style-name="ro1">
          <table:table-cell table:formula="of:=[.A19]-1" office:value-type="float" office:value="3" calcext:value-type="float">
            <text:p>3</text:p>
          </table:table-cell>
          <table:table-cell table:formula="of:=[.F20]*[.B$2]" office:value-type="float" office:value="15.1633986928105" calcext:value-type="float">
            <text:p>15.1633986928105</text:p>
          </table:table-cell>
          <table:table-cell table:formula="of:=[.A20]"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E$1] - [.E20]" office:value-type="float" office:value="290" calcext:value-type="float">
            <text:p>290</text:p>
          </table:table-cell>
        </table:table-row>
        <table:table-row table:style-name="ro1">
          <table:table-cell table:formula="of:=[.A20]-1" office:value-type="float" office:value="2" calcext:value-type="float">
            <text:p>2</text:p>
          </table:table-cell>
          <table:table-cell table:formula="of:=[.F21]*[.B$2]" office:value-type="float" office:value="15.7908496732026" calcext:value-type="float">
            <text:p>15.7908496732026</text:p>
          </table:table-cell>
          <table:table-cell table:formula="of:=[.A21]"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E$1] - [.E21]" office:value-type="float" office:value="302" calcext:value-type="float">
            <text:p>302</text:p>
          </table:table-cell>
        </table:table-row>
        <table:table-row table:style-name="ro1">
          <table:table-cell table:formula="of:=[.A21]-1" office:value-type="float" office:value="1" calcext:value-type="float">
            <text:p>1</text:p>
          </table:table-cell>
          <table:table-cell table:formula="of:=[.F22]*[.B$2]" office:value-type="float" office:value="16.6797385620915" calcext:value-type="float">
            <text:p>16.6797385620915</text:p>
          </table:table-cell>
          <table:table-cell table:formula="of:=[.A22]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E$1] - [.E22]" office:value-type="float" office:value="319" calcext:value-type="float">
            <text:p>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0111" number:language="en" number:country="GB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1:50:53.31177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35:04.223445561</meta:creation-date>
    <meta:generator>LibreOffice/6.0.7.3$Linux_X86_64 LibreOffice_project/00m0$Build-3</meta:generator>
    <dc:date>2019-10-08T11:52:48.551163032</dc:date>
    <meta:editing-duration>PT34M40S</meta:editing-duration>
    <meta:editing-cycles>11</meta:editing-cycles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11" number:language="en" number:country="GB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827cm" svg:height="14.539cm" xlink:href=".." xlink:type="simple" chart:class="chart:scatter" chart:style-name="ch1">
        <chart:plot-area chart:style-name="ch2" table:cell-range-address="Sheet1.A3:Sheet1.B22" svg:x="1.527cm" svg:y="0.29cm" svg:width="23.784cm" svg:height="12.978cm">
          <chartooo:coordinate-region svg:x="1.963cm" svg:y="0.489cm" svg:width="22.976cm" svg:height="12.132cm"/>
          <chart:axis chart:dimension="x" chart:name="primary-x" chart:style-name="ch3">
            <chart:title svg:x="13.005cm" svg:y="13.558cm" chart:style-name="ch4">
              <text:p>Volts</text:p>
            </chart:title>
          </chart:axis>
          <chart:axis chart:dimension="y" chart:name="primary-y" chart:style-name="ch5">
            <chart:title svg:x="0.451cm" svg:y="7.762cm" chart:style-name="ch6">
              <text:p>Radius (mm)</text:p>
            </chart:title>
            <chart:grid chart:style-name="ch7" chart:class="major"/>
          </chart:axis>
          <chart:series chart:style-name="ch8" chart:values-cell-range-address="Sheet1.B3:Sheet1.B22" chart:class="chart:scatter">
            <chart:domain table:cell-range-address="Sheet1.A3:Sheet1.A22"/>
            <chart:regression-curve chart:style-name="ch9">
              <chart:equation chart:display-equation="true" chart:display-r-square="false" svg:x="3.64cm" svg:y="8.995cm" chart:style-name="ch10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3:Sheet1.A22</svg:desc>
                </draw:g>
              </table:table-cell>
              <table:table-cell office:value-type="float" office:value="9.83006535947713">
                <text:p>9.83006535947713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0.1437908496732">
                <text:p>10.1437908496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.3006535947712">
                <text:p>10.3006535947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0.5098039215686">
                <text:p>10.5098039215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718954248366">
                <text:p>10.718954248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.0326797385621">
                <text:p>11.0326797385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.2418300653595">
                <text:p>11.2418300653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.5032679738562">
                <text:p>11.5032679738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.7124183006536">
                <text:p>11.7124183006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.078431372549">
                <text:p>12.07843137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.2875816993464">
                <text:p>12.2875816993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.5490196078431">
                <text:p>12.5490196078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.9673202614379">
                <text:p>12.9673202614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3.281045751634">
                <text:p>13.281045751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3.6470588235294">
                <text:p>13.6470588235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4.1699346405229">
                <text:p>14.1699346405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4.5359477124183">
                <text:p>14.5359477124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.1633986928105">
                <text:p>15.1633986928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5.7908496732026">
                <text:p>15.7908496732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6.6797385620915">
                <text:p>16.6797385620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22">
      <style:text-properties fo:font-size="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45cm" svg:height="12.617cm" xlink:href=".." xlink:type="simple" chart:class="chart:scatter" chart:style-name="ch1">
        <chart:plot-area chart:style-name="ch2" table:cell-range-address="Sheet1.B3:Sheet1.C22" svg:x="0.726cm" svg:y="0.269cm" svg:width="25.674cm" svg:height="11.77cm">
          <chartooo:coordinate-region svg:x="1.347cm" svg:y="0.468cm" svg:width="24.866cm" svg:height="10.924cm"/>
          <chart:axis chart:dimension="x" chart:name="primary-x" chart:style-name="ch3">
            <chart:title svg:x="12.58cm" svg:y="12.057cm" chart:style-name="ch4">
              <text:p>Radius (mm)</text:p>
            </chart:title>
          </chart:axis>
          <chart:axis chart:dimension="y" chart:name="primary-y" chart:style-name="ch3">
            <chart:title svg:x="0cm" svg:y="6.568cm" chart:style-name="ch5">
              <text:p>Volts</text:p>
            </chart:title>
            <chart:grid chart:style-name="ch6" chart:class="major"/>
          </chart:axis>
          <chart:series chart:style-name="ch7" chart:values-cell-range-address="Sheet1.C3:Sheet1.C22" chart:class="chart:scatter">
            <chart:domain table:cell-range-address="Sheet1.B3:Sheet1.B22"/>
            <chart:regression-curve chart:style-name="ch8">
              <chart:equation chart:display-equation="true" chart:display-r-square="false" svg:x="9.389cm" svg:y="2.896cm" chart:style-name="ch9"/>
            </chart:regression-curve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006535947713">
                <text:p>9.83006535947713</text:p>
                <draw:g>
                  <svg:desc>Sheet1.B3:Sheet1.B22</svg:desc>
                </draw:g>
              </table:table-cell>
              <table:table-cell office:value-type="float" office:value="20">
                <text:p>20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437908496732">
                <text:p>10.14379084967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006535947712">
                <text:p>10.3006535947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098039215686">
                <text:p>10.50980392156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18954248366">
                <text:p>10.7189542483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326797385621">
                <text:p>11.0326797385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2418300653595">
                <text:p>11.2418300653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032679738562">
                <text:p>11.50326797385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124183006536">
                <text:p>11.71241830065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078431372549">
                <text:p>12.0784313725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875816993464">
                <text:p>12.2875816993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490196078431">
                <text:p>12.5490196078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673202614379">
                <text:p>12.96732026143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81045751634">
                <text:p>13.28104575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470588235294">
                <text:p>13.64705882352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699346405229">
                <text:p>14.1699346405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359477124183">
                <text:p>14.5359477124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633986928105">
                <text:p>15.1633986928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7908496732026">
                <text:p>15.7908496732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6797385620915">
                <text:p>16.67973856209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